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Output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ce4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float" office:value="1500" table:formula="of:=SUM([.B2:.B100])" table:style-name="ce3">
            <text:p>1500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float" office:value="200" table:style-name="ce4">
            <text:p>200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300" table:style-name="ce4">
            <text:p>3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400" table:style-name="ce4">
            <text:p>4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00" table:style-name="ce4">
            <text:p>500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lliam Robertson</meta:initial-creator>
    <dc:creator>Will</dc:creator>
    <meta:creation-date>2014-04-15T09:13:24Z</meta:creation-date>
    <dc:date>2015-10-29T09:18:02Z</dc:date>
  </office:meta>
</office:document-meta>
</file>